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.1965in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night Moonlight</text:p>
      <text:p text:style-name="P1">P. Rowan</text:p>
      <text:p text:style-name="P1"/>
      <text:p text:style-name="P2">Intro:</text:p>
      <text:p text:style-name="P2">A <text:s text:c="3"/>Asus4</text:p>
      <text:p text:style-name="P2"><text:s/>A <text:s text:c="23"/>E</text:p>
      <text:p text:style-name="P2">If you ever feel lonesome when you're down in San Antone</text:p>
      <text:p text:style-name="P2"><text:s/>Bm <text:s text:c="11"/>E <text:s text:c="22"/>D</text:p>
      <text:p text:style-name="P2">Beg, steal, or borrow two nickels or a dime</text:p>
      <text:p text:style-name="P2"><text:s text:c="18"/>G</text:p>
      <text:p text:style-name="P2">To call me on the phone.</text:p>
      <text:p text:style-name="P2"><text:s/>A <text:s text:c="32"/>E</text:p>
      <text:p text:style-name="P2">And I'll meet you at Alamo Mission, where we can say our prayers.</text:p>
      <text:p text:style-name="P2"><text:s text:c="2"/>Bm <text:s text:c="18"/>E <text:s text:c="25"/>F#m <text:s text:c="2"/>E <text:s text:c="4"/>D</text:p>
      <text:p text:style-name="P2">The Holy Ghost and the Virgin Mother will heal us as we kneel there.</text:p>
      <text:p text:style-name="P2"/>
      <text:p text:style-name="P2">[Chorus:]</text:p>
      <text:p text:style-name="P2"><text:s text:c="7"/>G <text:s text:c="8"/>D <text:s text:c="2"/>G <text:s text:c="10"/>D </text:p>
      <text:p text:style-name="P2">In the moonlight, in the midnight,</text:p>
      <text:p text:style-name="P2"><text:s text:c="7"/>G <text:s text:c="8"/>D <text:s text:c="9"/>A</text:p>
      <text:p text:style-name="P2">In the moonlight, midnight, moonlight</text:p>
      <text:p text:style-name="P2"><text:s text:c="7"/>G <text:s text:c="8"/>D <text:s text:c="2"/>G <text:s text:c="10"/>D</text:p>
      <text:p text:style-name="P2">In the moonlight, in the midnight,</text:p>
      <text:p text:style-name="P2"><text:s text:c="7"/>G <text:s text:c="8"/>D <text:s text:c="8"/>A <text:s text:c="9"/>A</text:p>
      <text:p text:style-name="P2">In the moonlight, midnight, moonlight {x4}</text:p>
      <text:p text:style-name="P2"/>
      <text:p text:style-name="P2">If you ever feel sorrow for the deeds you have done.</text:p>
      <text:p text:style-name="P2">With no hope for tomorrow in the setting of the sun.</text:p>
      <text:p text:style-name="P2">And the ocean is howling, for the things that might have been.</text:p>
      <text:p text:style-name="P2">And that last good morning sunrise</text:p>
      <text:p text:style-name="P2">Will be the brightest you've ever seen.</text:p>
      <text:p text:style-name="P2"/>
      <text:p text:style-name="P2">[Chorus]</text:p>
      <text:p text:style-name="P2"/>
      <text:p text:style-name="P2">[Jam:]</text:p>
      <text:p text:style-name="P2"><text:s/>A <text:s text:c="16"/>C</text:p>
      <text:p text:style-name="P2">|. . . . |. . . . |. . . . |. . . . |</text:p>
      <text:p text:style-name="P2"/>
      <text:p text:style-name="P2">[Intro riff on A]</text:p>
      <text:p text:style-name="P2">If you ever feel sorrow for the deeds you have done.</text:p>
      <text:p text:style-name="P2">With no hope for tomorrow in the setting of the sun.</text:p>
      <text:p text:style-name="P2">And the ocean is howling, for the things that might have been.</text:p>
      <text:p text:style-name="P2">And that last good morning sunrise</text:p>
      <text:p text:style-name="P2">Will be the brightest you've ever seen.</text:p>
      <text:p text:style-name="P3"/>
      <text:p text:style-name="P3">[Chorus 2x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Dowd</meta:initial-creator>
    <meta:creation-date>2011-09-26T13:52:57</meta:creation-date>
    <dc:date>2011-09-26T14:25:07</dc:date>
    <dc:creator>Sean Dowd</dc:creator>
    <meta:editing-duration>PT00H09M33S</meta:editing-duration>
    <meta:editing-cycles>5</meta:editing-cycles>
    <meta:generator>NeoOffice/3.1.2$Unix OpenOffice.org_project/Patch 9</meta:generator>
    <meta:printed-by>Sean Dowd</meta:printed-by>
    <meta:print-date>2011-09-26T13:54:42</meta:print-date>
    <meta:document-statistic meta:table-count="0" meta:image-count="0" meta:object-count="0" meta:page-count="1" meta:paragraph-count="39" meta:word-count="233" meta:character-count="1353"/>
  </office:meta>
</office:document-meta>
</file>